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43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 table:style-name="Default" office:value-type="string" calcext:value-type="string">
            <text:p>_________</text:p>
          </table:table-cell>
          <table:table-cell office:value-type="string" calcext:value-type="string">
            <text:p>L_Sen</text:p>
          </table:table-cell>
          <table:table-cell office:value-type="string" calcext:value-type="string">
            <text:p>M_Sen</text:p>
          </table:table-cell>
          <table:table-cell office:value-type="string" calcext:value-type="string">
            <text:p>R_Sen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Rew</text:p>
          </table:table-cell>
          <table:table-cell office:value-type="string" calcext:value-type="string">
            <text:p>Act</text:p>
          </table:table-cell>
        </table:table-row>
        <table:table-row table:style-name="ro1">
          <table:table-cell office:value-type="time" office:time-value="PT19H55M47S" calcext:value-type="time">
            <text:p>07:55:47 P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-2.2" calcext:value-type="float">
            <text:p>-2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5M48S" calcext:value-type="time">
            <text:p>07:55:48 P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5M48S" calcext:value-type="time">
            <text:p>07:55:48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5M49S" calcext:value-type="time">
            <text:p>07:55:49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5M49S" calcext:value-type="time">
            <text:p>07:55:49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5M50S" calcext:value-type="time">
            <text:p>07:55:50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5M50S" calcext:value-type="time">
            <text:p>07:55:50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5M51S" calcext:value-type="time">
            <text:p>07:55:51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5M52S" calcext:value-type="time">
            <text:p>07:55:52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5M52S" calcext:value-type="time">
            <text:p>07:55:52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5M53S" calcext:value-type="time">
            <text:p>07:55:53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5M53S" calcext:value-type="time">
            <text:p>07:55:53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5M54S" calcext:value-type="time">
            <text:p>07:55:54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5M54S" calcext:value-type="time">
            <text:p>07:55:54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5M55S" calcext:value-type="time">
            <text:p>07:55:55 P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5M55S" calcext:value-type="time">
            <text:p>07:55:55 P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time" office:time-value="PT19H55M56S" calcext:value-type="time">
            <text:p>07:55:56 P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5M56S" calcext:value-type="time">
            <text:p>07:55:56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5M57S" calcext:value-type="time">
            <text:p>07:55:57 P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5M58S" calcext:value-type="time">
            <text:p>07:55:58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5M58S" calcext:value-type="time">
            <text:p>07:55:58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5M59S" calcext:value-type="time">
            <text:p>07:55:59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5M59S" calcext:value-type="time">
            <text:p>07:55:59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6M00S" calcext:value-type="time">
            <text:p>07:56:00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6M00S" calcext:value-type="time">
            <text:p>07:56:00 P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6M01S" calcext:value-type="time">
            <text:p>07:56:01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6M01S" calcext:value-type="time">
            <text:p>07:56:01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6M02S" calcext:value-type="time">
            <text:p>07:56:02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6M02S" calcext:value-type="time">
            <text:p>07:56:02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6M03S" calcext:value-type="time">
            <text:p>07:56:03 P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1.2" calcext:value-type="float">
            <text:p>-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6M03S" calcext:value-type="time">
            <text:p>07:56:03 P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time" office:time-value="PT19H56M04S" calcext:value-type="time">
            <text:p>07:56:04 P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6M04S" calcext:value-type="time">
            <text:p>07:56:04 P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6M05S" calcext:value-type="time">
            <text:p>07:56:05 P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6M05S" calcext:value-type="time">
            <text:p>07:56:05 P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6M06S" calcext:value-type="time">
            <text:p>07:56:06 P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6M07S" calcext:value-type="time">
            <text:p>07:56:07 P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6M07S" calcext:value-type="time">
            <text:p>07:56:07 P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6M08S" calcext:value-type="time">
            <text:p>07:56:08 P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6M09S" calcext:value-type="time">
            <text:p>07:56:09 P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6M09S" calcext:value-type="time">
            <text:p>07:56:09 P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6M10S" calcext:value-type="time">
            <text:p>07:56:10 P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6M11S" calcext:value-type="time">
            <text:p>07:56:11 P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6M11S" calcext:value-type="time">
            <text:p>07:56:11 P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6M12S" calcext:value-type="time">
            <text:p>07:56:12 P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6M12S" calcext:value-type="time">
            <text:p>07:56:12 P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6M13S" calcext:value-type="time">
            <text:p>07:56:13 P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6M14S" calcext:value-type="time">
            <text:p>07:56:14 P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6M14S" calcext:value-type="time">
            <text:p>07:56:14 P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6M15S" calcext:value-type="time">
            <text:p>07:56:15 P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6M16S" calcext:value-type="time">
            <text:p>07:56:16 P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6M16S" calcext:value-type="time">
            <text:p>07:56:16 P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6M17S" calcext:value-type="time">
            <text:p>07:56:17 P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6M18S" calcext:value-type="time">
            <text:p>07:56:18 P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6M18S" calcext:value-type="time">
            <text:p>07:56:18 P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6M19S" calcext:value-type="time">
            <text:p>07:56:19 P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6M20S" calcext:value-type="time">
            <text:p>07:56:20 P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6M20S" calcext:value-type="time">
            <text:p>07:56:20 P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6M21S" calcext:value-type="time">
            <text:p>07:56:21 P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6M22S" calcext:value-type="time">
            <text:p>07:56:22 P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6M22S" calcext:value-type="time">
            <text:p>07:56:22 P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6M23S" calcext:value-type="time">
            <text:p>07:56:23 P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6M23S" calcext:value-type="time">
            <text:p>07:56:23 P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6M24S" calcext:value-type="time">
            <text:p>07:56:24 P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6M25S" calcext:value-type="time">
            <text:p>07:56:25 P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6M25S" calcext:value-type="time">
            <text:p>07:56:25 P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6M26S" calcext:value-type="time">
            <text:p>07:56:26 P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6M27S" calcext:value-type="time">
            <text:p>07:56:27 P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6M27S" calcext:value-type="time">
            <text:p>07:56:27 P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6M28S" calcext:value-type="time">
            <text:p>07:56:28 P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6M29S" calcext:value-type="time">
            <text:p>07:56:29 P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6M29S" calcext:value-type="time">
            <text:p>07:56:29 P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6M30S" calcext:value-type="time">
            <text:p>07:56:30 P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6M30S" calcext:value-type="time">
            <text:p>07:56:30 P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6M31S" calcext:value-type="time">
            <text:p>07:56:31 P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6M32S" calcext:value-type="time">
            <text:p>07:56:32 P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6M32S" calcext:value-type="time">
            <text:p>07:56:32 P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6M33S" calcext:value-type="time">
            <text:p>07:56:33 P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6M34S" calcext:value-type="time">
            <text:p>07:56:34 P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6M34S" calcext:value-type="time">
            <text:p>07:56:34 P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6M35S" calcext:value-type="time">
            <text:p>07:56:35 P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6M36S" calcext:value-type="time">
            <text:p>07:56:36 P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6M36S" calcext:value-type="time">
            <text:p>07:56:36 P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6M37S" calcext:value-type="time">
            <text:p>07:56:37 P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6M38S" calcext:value-type="time">
            <text:p>07:56:38 P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6M38S" calcext:value-type="time">
            <text:p>07:56:38 P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6M39S" calcext:value-type="time">
            <text:p>07:56:39 P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6M40S" calcext:value-type="time">
            <text:p>07:56:40 P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6M40S" calcext:value-type="time">
            <text:p>07:56:40 P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6M41S" calcext:value-type="time">
            <text:p>07:56:41 P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6M41S" calcext:value-type="time">
            <text:p>07:56:41 P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6M42S" calcext:value-type="time">
            <text:p>07:56:42 P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6M43S" calcext:value-type="time">
            <text:p>07:56:43 P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6M43S" calcext:value-type="time">
            <text:p>07:56:43 P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6M44S" calcext:value-type="time">
            <text:p>07:56:44 P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6M45S" calcext:value-type="time">
            <text:p>07:56:45 P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6M46S" calcext:value-type="time">
            <text:p>07:56:46 P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6M46S" calcext:value-type="time">
            <text:p>07:56:46 P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6M47S" calcext:value-type="time">
            <text:p>07:56:47 P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6M47S" calcext:value-type="time">
            <text:p>07:56:47 P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6M48S" calcext:value-type="time">
            <text:p>07:56:48 P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6M49S" calcext:value-type="time">
            <text:p>07:56:49 P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6M49S" calcext:value-type="time">
            <text:p>07:56:49 P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6M50S" calcext:value-type="time">
            <text:p>07:56:50 P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6M50S" calcext:value-type="time">
            <text:p>07:56:50 P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6M51S" calcext:value-type="time">
            <text:p>07:56:51 P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6M52S" calcext:value-type="time">
            <text:p>07:56:52 P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6M53S" calcext:value-type="time">
            <text:p>07:56:53 P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2" calcext:value-type="float">
            <text:p>-3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6M53S" calcext:value-type="time">
            <text:p>07:56:53 P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-3.2" calcext:value-type="float">
            <text:p>-3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6M54S" calcext:value-type="time">
            <text:p>07:56:54 P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.2" calcext:value-type="float">
            <text:p>-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6M54S" calcext:value-type="time">
            <text:p>07:56:54 P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1.2" calcext:value-type="float">
            <text:p>-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6M55S" calcext:value-type="time">
            <text:p>07:56:55 P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6M55S" calcext:value-type="time">
            <text:p>07:56:55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6M56S" calcext:value-type="time">
            <text:p>07:56:56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6M56S" calcext:value-type="time">
            <text:p>07:56:56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6M57S" calcext:value-type="time">
            <text:p>07:56:57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6M57S" calcext:value-type="time">
            <text:p>07:56:57 P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6M59S" calcext:value-type="time">
            <text:p>07:56:59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7M00S" calcext:value-type="time">
            <text:p>07:57:00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7M00S" calcext:value-type="time">
            <text:p>07:57:00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7M01S" calcext:value-type="time">
            <text:p>07:57:01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7M01S" calcext:value-type="time">
            <text:p>07:57:01 P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7M02S" calcext:value-type="time">
            <text:p>07:57:02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7M02S" calcext:value-type="time">
            <text:p>07:57:02 P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7M03S" calcext:value-type="time">
            <text:p>07:57:03 P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7M03S" calcext:value-type="time">
            <text:p>07:57:03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7M04S" calcext:value-type="time">
            <text:p>07:57:04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7M04S" calcext:value-type="time">
            <text:p>07:57:04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7M05S" calcext:value-type="time">
            <text:p>07:57:05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7M05S" calcext:value-type="time">
            <text:p>07:57:05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7M06S" calcext:value-type="time">
            <text:p>07:57:06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7M06S" calcext:value-type="time">
            <text:p>07:57:06 P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7M07S" calcext:value-type="time">
            <text:p>07:57:07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7M07S" calcext:value-type="time">
            <text:p>07:57:07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7M08S" calcext:value-type="time">
            <text:p>07:57:08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7M08S" calcext:value-type="time">
            <text:p>07:57:08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-2.2" calcext:value-type="float">
            <text:p>-2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7M09S" calcext:value-type="time">
            <text:p>07:57:09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7M09S" calcext:value-type="time">
            <text:p>07:57:09 P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7M10S" calcext:value-type="time">
            <text:p>07:57:10 P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7M10S" calcext:value-type="time">
            <text:p>07:57:10 P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7M11S" calcext:value-type="time">
            <text:p>07:57:11 P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7M11S" calcext:value-type="time">
            <text:p>07:57:11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7M12S" calcext:value-type="time">
            <text:p>07:57:12 P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7M12S" calcext:value-type="time">
            <text:p>07:57:12 P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7M13S" calcext:value-type="time">
            <text:p>07:57:13 P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7M13S" calcext:value-type="time">
            <text:p>07:57:13 P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7M14S" calcext:value-type="time">
            <text:p>07:57:14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7M14S" calcext:value-type="time">
            <text:p>07:57:14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7M15S" calcext:value-type="time">
            <text:p>07:57:15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7M15S" calcext:value-type="time">
            <text:p>07:57:15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time" office:time-value="PT19H57M16S" calcext:value-type="time">
            <text:p>07:57:16 P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-3.2" calcext:value-type="float">
            <text:p>-3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7M16S" calcext:value-type="time">
            <text:p>07:57:16 P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.2" calcext:value-type="float">
            <text:p>-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7M17S" calcext:value-type="time">
            <text:p>07:57:17 P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3.2" calcext:value-type="float">
            <text:p>-3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7M17S" calcext:value-type="time">
            <text:p>07:57:17 P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3.2" calcext:value-type="float">
            <text:p>-3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7M18S" calcext:value-type="time">
            <text:p>07:57:18 P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-2.2" calcext:value-type="float">
            <text:p>-2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7M18S" calcext:value-type="time">
            <text:p>07:57:18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7M19S" calcext:value-type="time">
            <text:p>07:57:19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7M19S" calcext:value-type="time">
            <text:p>07:57:19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-2.2" calcext:value-type="float">
            <text:p>-2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7M20S" calcext:value-type="time">
            <text:p>07:57:20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-2.2" calcext:value-type="float">
            <text:p>-2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7M20S" calcext:value-type="time">
            <text:p>07:57:20 P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7M21S" calcext:value-type="time">
            <text:p>07:57:21 P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7M21S" calcext:value-type="time">
            <text:p>07:57:21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7M22S" calcext:value-type="time">
            <text:p>07:57:22 P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7M22S" calcext:value-type="time">
            <text:p>07:57:22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7M23S" calcext:value-type="time">
            <text:p>07:57:23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7M23S" calcext:value-type="time">
            <text:p>07:57:23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7M24S" calcext:value-type="time">
            <text:p>07:57:24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7M24S" calcext:value-type="time">
            <text:p>07:57:24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7M25S" calcext:value-type="time">
            <text:p>07:57:25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7M25S" calcext:value-type="time">
            <text:p>07:57:25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7M26S" calcext:value-type="time">
            <text:p>07:57:26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7M26S" calcext:value-type="time">
            <text:p>07:57:26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7M27S" calcext:value-type="time">
            <text:p>07:57:27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7M28S" calcext:value-type="time">
            <text:p>07:57:28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7M28S" calcext:value-type="time">
            <text:p>07:57:28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7M29S" calcext:value-type="time">
            <text:p>07:57:29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7M29S" calcext:value-type="time">
            <text:p>07:57:29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-2.2" calcext:value-type="float">
            <text:p>-2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7M30S" calcext:value-type="time">
            <text:p>07:57:30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-2.2" calcext:value-type="float">
            <text:p>-2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7M30S" calcext:value-type="time">
            <text:p>07:57:30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-2.2" calcext:value-type="float">
            <text:p>-2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7M31S" calcext:value-type="time">
            <text:p>07:57:31 P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1.2" calcext:value-type="float">
            <text:p>-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7M31S" calcext:value-type="time">
            <text:p>07:57:31 P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3.2" calcext:value-type="float">
            <text:p>-3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7M32S" calcext:value-type="time">
            <text:p>07:57:32 P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7M32S" calcext:value-type="time">
            <text:p>07:57:32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7M33S" calcext:value-type="time">
            <text:p>07:57:33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7M34S" calcext:value-type="time">
            <text:p>07:57:34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7M34S" calcext:value-type="time">
            <text:p>07:57:34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7M35S" calcext:value-type="time">
            <text:p>07:57:35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7M35S" calcext:value-type="time">
            <text:p>07:57:35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7M36S" calcext:value-type="time">
            <text:p>07:57:36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7M36S" calcext:value-type="time">
            <text:p>07:57:36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7M37S" calcext:value-type="time">
            <text:p>07:57:37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7M37S" calcext:value-type="time">
            <text:p>07:57:37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-2.2" calcext:value-type="float">
            <text:p>-2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7M38S" calcext:value-type="time">
            <text:p>07:57:38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7M38S" calcext:value-type="time">
            <text:p>07:57:38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-2.2" calcext:value-type="float">
            <text:p>-2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7M39S" calcext:value-type="time">
            <text:p>07:57:39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time" office:time-value="PT19H57M39S" calcext:value-type="time">
            <text:p>07:57:39 P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-3.2" calcext:value-type="float">
            <text:p>-3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7M40S" calcext:value-type="time">
            <text:p>07:57:40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7M40S" calcext:value-type="time">
            <text:p>07:57:40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7M41S" calcext:value-type="time">
            <text:p>07:57:41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7M41S" calcext:value-type="time">
            <text:p>07:57:41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7M42S" calcext:value-type="time">
            <text:p>07:57:42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7M43S" calcext:value-type="time">
            <text:p>07:57:43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7M43S" calcext:value-type="time">
            <text:p>07:57:43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7M44S" calcext:value-type="time">
            <text:p>07:57:44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time" office:time-value="PT19H57M44S" calcext:value-type="time">
            <text:p>07:57:44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7M45S" calcext:value-type="time">
            <text:p>07:57:45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time" office:time-value="PT19H57M45S" calcext:value-type="time">
            <text:p>07:57:45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time" office:time-value="PT19H57M46S" calcext:value-type="time">
            <text:p>07:57:46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7M46S" calcext:value-type="time">
            <text:p>07:57:46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7M47S" calcext:value-type="time">
            <text:p>07:57:47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7M47S" calcext:value-type="time">
            <text:p>07:57:47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7M48S" calcext:value-type="time">
            <text:p>07:57:48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7M48S" calcext:value-type="time">
            <text:p>07:57:48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7M49S" calcext:value-type="time">
            <text:p>07:57:49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time" office:time-value="PT19H57M49S" calcext:value-type="time">
            <text:p>07:57:49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time" office:time-value="PT19H57M50S" calcext:value-type="time">
            <text:p>07:57:50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7M50S" calcext:value-type="time">
            <text:p>07:57:50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time" office:time-value="PT19H57M51S" calcext:value-type="time">
            <text:p>07:57:51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7M51S" calcext:value-type="time">
            <text:p>07:57:51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7M52S" calcext:value-type="time">
            <text:p>07:57:52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7M52S" calcext:value-type="time">
            <text:p>07:57:52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7M53S" calcext:value-type="time">
            <text:p>07:57:53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7M53S" calcext:value-type="time">
            <text:p>07:57:53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7M54S" calcext:value-type="time">
            <text:p>07:57:54 PM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7M54S" calcext:value-type="time">
            <text:p>07:57:54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7M55S" calcext:value-type="time">
            <text:p>07:57:55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7M55S" calcext:value-type="time">
            <text:p>07:57:55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time" office:time-value="PT19H57M56S" calcext:value-type="time">
            <text:p>07:57:56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time" office:time-value="PT19H57M56S" calcext:value-type="time">
            <text:p>07:57:56 PM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7M57S" calcext:value-type="time">
            <text:p>07:57:57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7M58S" calcext:value-type="time">
            <text:p>07:57:58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7M58S" calcext:value-type="time">
            <text:p>07:57:58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7M59S" calcext:value-type="time">
            <text:p>07:57:59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7M59S" calcext:value-type="time">
            <text:p>07:57:59 PM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8M00S" calcext:value-type="time">
            <text:p>07:58:00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-1.8" calcext:value-type="float">
            <text:p>-1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8M00S" calcext:value-type="time">
            <text:p>07:58:00 P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.2" calcext:value-type="float">
            <text:p>-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8M01S" calcext:value-type="time">
            <text:p>07:58:01 P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-3.2" calcext:value-type="float">
            <text:p>-3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8M01S" calcext:value-type="time">
            <text:p>07:58:01 P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1.2" calcext:value-type="float">
            <text:p>-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8M02S" calcext:value-type="time">
            <text:p>07:58:02 P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3.2" calcext:value-type="float">
            <text:p>-3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8M02S" calcext:value-type="time">
            <text:p>07:58:02 P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3.2" calcext:value-type="float">
            <text:p>-3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8M03S" calcext:value-type="time">
            <text:p>07:58:03 P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3.2" calcext:value-type="float">
            <text:p>-3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8M03S" calcext:value-type="time">
            <text:p>07:58:03 P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-3.2" calcext:value-type="float">
            <text:p>-3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8M04S" calcext:value-type="time">
            <text:p>07:58:04 P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-2.2" calcext:value-type="float">
            <text:p>-2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8M04S" calcext:value-type="time">
            <text:p>07:58:04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8M05S" calcext:value-type="time">
            <text:p>07:58:05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8M05S" calcext:value-type="time">
            <text:p>07:58:05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8M06S" calcext:value-type="time">
            <text:p>07:58:06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8M07S" calcext:value-type="time">
            <text:p>07:58:07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8M07S" calcext:value-type="time">
            <text:p>07:58:07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8M08S" calcext:value-type="time">
            <text:p>07:58:08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8M08S" calcext:value-type="time">
            <text:p>07:58:08 PM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8M09S" calcext:value-type="time">
            <text:p>07:58:09 P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2" calcext:value-type="float">
            <text:p>-3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8M10S" calcext:value-type="time">
            <text:p>07:58:10 P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3.2" calcext:value-type="float">
            <text:p>-3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8M10S" calcext:value-type="time">
            <text:p>07:58:10 P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-2.2" calcext:value-type="float">
            <text:p>-2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8M11S" calcext:value-type="time">
            <text:p>07:58:11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8M11S" calcext:value-type="time">
            <text:p>07:58:11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8M12S" calcext:value-type="time">
            <text:p>07:58:12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8M12S" calcext:value-type="time">
            <text:p>07:58:12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8M13S" calcext:value-type="time">
            <text:p>07:58:13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8M13S" calcext:value-type="time">
            <text:p>07:58:13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8M14S" calcext:value-type="time">
            <text:p>07:58:14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8M14S" calcext:value-type="time">
            <text:p>07:58:14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8M15S" calcext:value-type="time">
            <text:p>07:58:15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-1.2" calcext:value-type="float">
            <text:p>-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8M15S" calcext:value-type="time">
            <text:p>07:58:15 P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1.2" calcext:value-type="float">
            <text:p>-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8M16S" calcext:value-type="time">
            <text:p>07:58:16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8M16S" calcext:value-type="time">
            <text:p>07:58:16 P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-2.2" calcext:value-type="float">
            <text:p>-2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8M17S" calcext:value-type="time">
            <text:p>07:58:17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8M18S" calcext:value-type="time">
            <text:p>07:58:18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8M18S" calcext:value-type="time">
            <text:p>07:58:18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8M19S" calcext:value-type="time">
            <text:p>07:58:19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8M19S" calcext:value-type="time">
            <text:p>07:58:19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8M20S" calcext:value-type="time">
            <text:p>07:58:20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8M20S" calcext:value-type="time">
            <text:p>07:58:20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8M21S" calcext:value-type="time">
            <text:p>07:58:21 PM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8M21S" calcext:value-type="time">
            <text:p>07:58:21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8M22S" calcext:value-type="time">
            <text:p>07:58:22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8M22S" calcext:value-type="time">
            <text:p>07:58:22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8M23S" calcext:value-type="time">
            <text:p>07:58:23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8M23S" calcext:value-type="time">
            <text:p>07:58:23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8M24S" calcext:value-type="time">
            <text:p>07:58:24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8M24S" calcext:value-type="time">
            <text:p>07:58:24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8M25S" calcext:value-type="time">
            <text:p>07:58:25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8M25S" calcext:value-type="time">
            <text:p>07:58:25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8M26S" calcext:value-type="time">
            <text:p>07:58:26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8M26S" calcext:value-type="time">
            <text:p>07:58:26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time" office:time-value="PT19H58M27S" calcext:value-type="time">
            <text:p>07:58:27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8M27S" calcext:value-type="time">
            <text:p>07:58:27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8M28S" calcext:value-type="time">
            <text:p>07:58:28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8M28S" calcext:value-type="time">
            <text:p>07:58:28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8M29S" calcext:value-type="time">
            <text:p>07:58:29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8M29S" calcext:value-type="time">
            <text:p>07:58:29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8M30S" calcext:value-type="time">
            <text:p>07:58:30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8M31S" calcext:value-type="time">
            <text:p>07:58:31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8M31S" calcext:value-type="time">
            <text:p>07:58:31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8M32S" calcext:value-type="time">
            <text:p>07:58:32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time" office:time-value="PT19H58M32S" calcext:value-type="time">
            <text:p>07:58:32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time" office:time-value="PT19H58M33S" calcext:value-type="time">
            <text:p>07:58:33 P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8M33S" calcext:value-type="time">
            <text:p>07:58:33 P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3.2" calcext:value-type="float">
            <text:p>-3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8M34S" calcext:value-type="time">
            <text:p>07:58:34 P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-2.2" calcext:value-type="float">
            <text:p>-2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8M34S" calcext:value-type="time">
            <text:p>07:58:34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8M35S" calcext:value-type="time">
            <text:p>07:58:35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8M35S" calcext:value-type="time">
            <text:p>07:58:35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8M36S" calcext:value-type="time">
            <text:p>07:58:36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8M36S" calcext:value-type="time">
            <text:p>07:58:36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8M37S" calcext:value-type="time">
            <text:p>07:58:37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8M38S" calcext:value-type="time">
            <text:p>07:58:38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8M38S" calcext:value-type="time">
            <text:p>07:58:38 PM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8M39S" calcext:value-type="time">
            <text:p>07:58:39 P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3.2" calcext:value-type="float">
            <text:p>-3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8M39S" calcext:value-type="time">
            <text:p>07:58:39 P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1.2" calcext:value-type="float">
            <text:p>-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8M40S" calcext:value-type="time">
            <text:p>07:58:40 P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.2" calcext:value-type="float">
            <text:p>-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8M41S" calcext:value-type="time">
            <text:p>07:58:41 P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3.2" calcext:value-type="float">
            <text:p>-3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8M41S" calcext:value-type="time">
            <text:p>07:58:41 P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2.2" calcext:value-type="float">
            <text:p>-2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8M42S" calcext:value-type="time">
            <text:p>07:58:42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8M42S" calcext:value-type="time">
            <text:p>07:58:42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8M43S" calcext:value-type="time">
            <text:p>07:58:43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8M43S" calcext:value-type="time">
            <text:p>07:58:43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8M44S" calcext:value-type="time">
            <text:p>07:58:44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8M44S" calcext:value-type="time">
            <text:p>07:58:44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8M45S" calcext:value-type="time">
            <text:p>07:58:45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-2.2" calcext:value-type="float">
            <text:p>-2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8M45S" calcext:value-type="time">
            <text:p>07:58:45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8M46S" calcext:value-type="time">
            <text:p>07:58:46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-1.8" calcext:value-type="float">
            <text:p>-1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8M46S" calcext:value-type="time">
            <text:p>07:58:46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8M47S" calcext:value-type="time">
            <text:p>07:58:47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8M47S" calcext:value-type="time">
            <text:p>07:58:47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8M48S" calcext:value-type="time">
            <text:p>07:58:48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8M48S" calcext:value-type="time">
            <text:p>07:58:48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8M49S" calcext:value-type="time">
            <text:p>07:58:49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8M50S" calcext:value-type="time">
            <text:p>07:58:50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8M50S" calcext:value-type="time">
            <text:p>07:58:50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8M51S" calcext:value-type="time">
            <text:p>07:58:51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8M51S" calcext:value-type="time">
            <text:p>07:58:51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8M52S" calcext:value-type="time">
            <text:p>07:58:52 PM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8M52S" calcext:value-type="time">
            <text:p>07:58:52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8M53S" calcext:value-type="time">
            <text:p>07:58:53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8M53S" calcext:value-type="time">
            <text:p>07:58:53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8M54S" calcext:value-type="time">
            <text:p>07:58:54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8M54S" calcext:value-type="time">
            <text:p>07:58:54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8M55S" calcext:value-type="time">
            <text:p>07:58:55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8M55S" calcext:value-type="time">
            <text:p>07:58:55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8M56S" calcext:value-type="time">
            <text:p>07:58:56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8M56S" calcext:value-type="time">
            <text:p>07:58:56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8M57S" calcext:value-type="time">
            <text:p>07:58:57 PM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8M57S" calcext:value-type="time">
            <text:p>07:58:57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8M58S" calcext:value-type="time">
            <text:p>07:58:58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8M59S" calcext:value-type="time">
            <text:p>07:58:59 P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1.2" calcext:value-type="float">
            <text:p>-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8M59S" calcext:value-type="time">
            <text:p>07:58:59 P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.2" calcext:value-type="float">
            <text:p>-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9M00S" calcext:value-type="time">
            <text:p>07:59:00 P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-2.2" calcext:value-type="float">
            <text:p>-2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9M00S" calcext:value-type="time">
            <text:p>07:59:00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9M01S" calcext:value-type="time">
            <text:p>07:59:01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9M01S" calcext:value-type="time">
            <text:p>07:59:01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9M02S" calcext:value-type="time">
            <text:p>07:59:02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9M02S" calcext:value-type="time">
            <text:p>07:59:02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9M03S" calcext:value-type="time">
            <text:p>07:59:03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9M03S" calcext:value-type="time">
            <text:p>07:59:03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9M04S" calcext:value-type="time">
            <text:p>07:59:04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9M04S" calcext:value-type="time">
            <text:p>07:59:04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time" office:time-value="PT19H59M05S" calcext:value-type="time">
            <text:p>07:59:05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9M05S" calcext:value-type="time">
            <text:p>07:59:05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9M06S" calcext:value-type="time">
            <text:p>07:59:06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9M07S" calcext:value-type="time">
            <text:p>07:59:07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9M07S" calcext:value-type="time">
            <text:p>07:59:07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9M08S" calcext:value-type="time">
            <text:p>07:59:08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9M08S" calcext:value-type="time">
            <text:p>07:59:08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9M09S" calcext:value-type="time">
            <text:p>07:59:09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9M09S" calcext:value-type="time">
            <text:p>07:59:09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9M10S" calcext:value-type="time">
            <text:p>07:59:10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9M10S" calcext:value-type="time">
            <text:p>07:59:10 PM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9M11S" calcext:value-type="time">
            <text:p>07:59:11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9M11S" calcext:value-type="time">
            <text:p>07:59:11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9M12S" calcext:value-type="time">
            <text:p>07:59:12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9M12S" calcext:value-type="time">
            <text:p>07:59:12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9M13S" calcext:value-type="time">
            <text:p>07:59:13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9M13S" calcext:value-type="time">
            <text:p>07:59:13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9M14S" calcext:value-type="time">
            <text:p>07:59:14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9M14S" calcext:value-type="time">
            <text:p>07:59:14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9M15S" calcext:value-type="time">
            <text:p>07:59:15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9M15S" calcext:value-type="time">
            <text:p>07:59:15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9M16S" calcext:value-type="time">
            <text:p>07:59:16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time" office:time-value="PT19H59M16S" calcext:value-type="time">
            <text:p>07:59:16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time" office:time-value="PT19H59M17S" calcext:value-type="time">
            <text:p>07:59:17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9M17S" calcext:value-type="time">
            <text:p>07:59:17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9M18S" calcext:value-type="time">
            <text:p>07:59:18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9M18S" calcext:value-type="time">
            <text:p>07:59:18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9M19S" calcext:value-type="time">
            <text:p>07:59:19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9M20S" calcext:value-type="time">
            <text:p>07:59:20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9M20S" calcext:value-type="time">
            <text:p>07:59:20 PM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9M21S" calcext:value-type="time">
            <text:p>07:59:21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9M21S" calcext:value-type="time">
            <text:p>07:59:21 PM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9M22S" calcext:value-type="time">
            <text:p>07:59:22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9M22S" calcext:value-type="time">
            <text:p>07:59:22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9M23S" calcext:value-type="time">
            <text:p>07:59:23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9M23S" calcext:value-type="time">
            <text:p>07:59:23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9M24S" calcext:value-type="time">
            <text:p>07:59:24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9M24S" calcext:value-type="time">
            <text:p>07:59:24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9M25S" calcext:value-type="time">
            <text:p>07:59:25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9M25S" calcext:value-type="time">
            <text:p>07:59:25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9M26S" calcext:value-type="time">
            <text:p>07:59:26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9M26S" calcext:value-type="time">
            <text:p>07:59:26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9M27S" calcext:value-type="time">
            <text:p>07:59:27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time" office:time-value="PT19H59M27S" calcext:value-type="time">
            <text:p>07:59:27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9M28S" calcext:value-type="time">
            <text:p>07:59:28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9M29S" calcext:value-type="time">
            <text:p>07:59:29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9M29S" calcext:value-type="time">
            <text:p>07:59:29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9M30S" calcext:value-type="time">
            <text:p>07:59:30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9M30S" calcext:value-type="time">
            <text:p>07:59:30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9M31S" calcext:value-type="time">
            <text:p>07:59:31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9M31S" calcext:value-type="time">
            <text:p>07:59:31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9M32S" calcext:value-type="time">
            <text:p>07:59:32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9M32S" calcext:value-type="time">
            <text:p>07:59:32 PM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9M33S" calcext:value-type="time">
            <text:p>07:59:33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9M33S" calcext:value-type="time">
            <text:p>07:59:33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time" office:time-value="PT19H59M34S" calcext:value-type="time">
            <text:p>07:59:34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9M35S" calcext:value-type="time">
            <text:p>07:59:35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9M35S" calcext:value-type="time">
            <text:p>07:59:35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9M36S" calcext:value-type="time">
            <text:p>07:59:36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9M36S" calcext:value-type="time">
            <text:p>07:59:36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9M37S" calcext:value-type="time">
            <text:p>07:59:37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9M37S" calcext:value-type="time">
            <text:p>07:59:37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9M38S" calcext:value-type="time">
            <text:p>07:59:38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9M38S" calcext:value-type="time">
            <text:p>07:59:38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time" office:time-value="PT19H59M39S" calcext:value-type="time">
            <text:p>07:59:39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time" office:time-value="PT19H59M39S" calcext:value-type="time">
            <text:p>07:59:39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9M40S" calcext:value-type="time">
            <text:p>07:59:40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9M40S" calcext:value-type="time">
            <text:p>07:59:40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9M41S" calcext:value-type="time">
            <text:p>07:59:41 PM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9M41S" calcext:value-type="time">
            <text:p>07:59:41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9M42S" calcext:value-type="time">
            <text:p>07:59:42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9M42S" calcext:value-type="time">
            <text:p>07:59:42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9M43S" calcext:value-type="time">
            <text:p>07:59:43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9M43S" calcext:value-type="time">
            <text:p>07:59:43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9M44S" calcext:value-type="time">
            <text:p>07:59:44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time" office:time-value="PT19H59M44S" calcext:value-type="time">
            <text:p>07:59:44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9M45S" calcext:value-type="time">
            <text:p>07:59:45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9M45S" calcext:value-type="time">
            <text:p>07:59:45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9M46S" calcext:value-type="time">
            <text:p>07:59:46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9M47S" calcext:value-type="time">
            <text:p>07:59:47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9M47S" calcext:value-type="time">
            <text:p>07:59:47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9M48S" calcext:value-type="time">
            <text:p>07:59:48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9M48S" calcext:value-type="time">
            <text:p>07:59:48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9M49S" calcext:value-type="time">
            <text:p>07:59:49 P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9M49S" calcext:value-type="time">
            <text:p>07:59:49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9M50S" calcext:value-type="time">
            <text:p>07:59:50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9M50S" calcext:value-type="time">
            <text:p>07:59:50 P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9M51S" calcext:value-type="time">
            <text:p>07:59:51 P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1.2" calcext:value-type="float">
            <text:p>-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9M51S" calcext:value-type="time">
            <text:p>07:59:51 P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3.2" calcext:value-type="float">
            <text:p>-3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9M52S" calcext:value-type="time">
            <text:p>07:59:52 P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3.2" calcext:value-type="float">
            <text:p>-3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9M53S" calcext:value-type="time">
            <text:p>07:59:53 P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9M53S" calcext:value-type="time">
            <text:p>07:59:53 P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3.2" calcext:value-type="float">
            <text:p>-3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9M54S" calcext:value-type="time">
            <text:p>07:59:54 P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3.2" calcext:value-type="float">
            <text:p>-3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9M54S" calcext:value-type="time">
            <text:p>07:59:54 P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.2" calcext:value-type="float">
            <text:p>-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9M55S" calcext:value-type="time">
            <text:p>07:59:55 P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3.2" calcext:value-type="float">
            <text:p>-3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9M55S" calcext:value-type="time">
            <text:p>07:59:55 P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-3.2" calcext:value-type="float">
            <text:p>-3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9M56S" calcext:value-type="time">
            <text:p>07:59:56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9M56S" calcext:value-type="time">
            <text:p>07:59:56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19H59M57S" calcext:value-type="time">
            <text:p>07:59:57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9M57S" calcext:value-type="time">
            <text:p>07:59:57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9M58S" calcext:value-type="time">
            <text:p>07:59:58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9M58S" calcext:value-type="time">
            <text:p>07:59:58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9M59S" calcext:value-type="time">
            <text:p>07:59:59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19H59M59S" calcext:value-type="time">
            <text:p>07:59:59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20H00M00S" calcext:value-type="time">
            <text:p>08:00:00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20H00M00S" calcext:value-type="time">
            <text:p>08:00:00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20H00M01S" calcext:value-type="time">
            <text:p>08:00:01 P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20H00M01S" calcext:value-type="time">
            <text:p>08:00:01 P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20H00M02S" calcext:value-type="time">
            <text:p>08:00:02 P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20H00M02S" calcext:value-type="time">
            <text:p>08:00:02 P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20H00M03S" calcext:value-type="time">
            <text:p>08:00:03 P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20H00M03S" calcext:value-type="time">
            <text:p>08:00:03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20H00M04S" calcext:value-type="time">
            <text:p>08:00:04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20H00M04S" calcext:value-type="time">
            <text:p>08:00:04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20H00M05S" calcext:value-type="time">
            <text:p>08:00:05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20H00M05S" calcext:value-type="time">
            <text:p>08:00:05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20H00M06S" calcext:value-type="time">
            <text:p>08:00:06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20H00M06S" calcext:value-type="time">
            <text:p>08:00:06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-2.2" calcext:value-type="float">
            <text:p>-2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20H00M07S" calcext:value-type="time">
            <text:p>08:00:07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20H00M08S" calcext:value-type="time">
            <text:p>08:00:08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20H00M08S" calcext:value-type="time">
            <text:p>08:00:08 P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20H00M09S" calcext:value-type="time">
            <text:p>08:00:09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20H00M09S" calcext:value-type="time">
            <text:p>08:00:09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20H00M10S" calcext:value-type="time">
            <text:p>08:00:10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20H00M11S" calcext:value-type="time">
            <text:p>08:00:11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20H00M11S" calcext:value-type="time">
            <text:p>08:00:11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20H00M12S" calcext:value-type="time">
            <text:p>08:00:12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20H00M12S" calcext:value-type="time">
            <text:p>08:00:12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20H00M13S" calcext:value-type="time">
            <text:p>08:00:13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20H00M13S" calcext:value-type="time">
            <text:p>08:00:13 P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20H00M14S" calcext:value-type="time">
            <text:p>08:00:14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20H00M14S" calcext:value-type="time">
            <text:p>08:00:14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20H00M15S" calcext:value-type="time">
            <text:p>08:00:15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20H00M15S" calcext:value-type="time">
            <text:p>08:00:15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20H00M16S" calcext:value-type="time">
            <text:p>08:00:16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-2.2" calcext:value-type="float">
            <text:p>-2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20H00M16S" calcext:value-type="time">
            <text:p>08:00:16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20H00M17S" calcext:value-type="time">
            <text:p>08:00:17 P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20H00M17S" calcext:value-type="time">
            <text:p>08:00:17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20H00M18S" calcext:value-type="time">
            <text:p>08:00:18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20H00M18S" calcext:value-type="time">
            <text:p>08:00:18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20H00M19S" calcext:value-type="time">
            <text:p>08:00:19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20H00M19S" calcext:value-type="time">
            <text:p>08:00:19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20H00M20S" calcext:value-type="time">
            <text:p>08:00:20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20H00M20S" calcext:value-type="time">
            <text:p>08:00:20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20H00M21S" calcext:value-type="time">
            <text:p>08:00:21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20H00M21S" calcext:value-type="time">
            <text:p>08:00:21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20H00M22S" calcext:value-type="time">
            <text:p>08:00:22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20H00M23S" calcext:value-type="time">
            <text:p>08:00:23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20H00M23S" calcext:value-type="time">
            <text:p>08:00:23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20H00M24S" calcext:value-type="time">
            <text:p>08:00:24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20H00M24S" calcext:value-type="time">
            <text:p>08:00:24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20H00M25S" calcext:value-type="time">
            <text:p>08:00:25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20H00M25S" calcext:value-type="time">
            <text:p>08:00:25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20H00M26S" calcext:value-type="time">
            <text:p>08:00:26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20H00M26S" calcext:value-type="time">
            <text:p>08:00:26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20H00M27S" calcext:value-type="time">
            <text:p>08:00:27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20H00M27S" calcext:value-type="time">
            <text:p>08:00:27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20H00M28S" calcext:value-type="time">
            <text:p>08:00:28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20H00M28S" calcext:value-type="time">
            <text:p>08:00:28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20H00M29S" calcext:value-type="time">
            <text:p>08:00:29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20H00M29S" calcext:value-type="time">
            <text:p>08:00:29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20H00M30S" calcext:value-type="time">
            <text:p>08:00:30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20H00M30S" calcext:value-type="time">
            <text:p>08:00:30 P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20H00M31S" calcext:value-type="time">
            <text:p>08:00:31 P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-2.2" calcext:value-type="float">
            <text:p>-2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20H00M31S" calcext:value-type="time">
            <text:p>08:00:31 P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20H00M32S" calcext:value-type="time">
            <text:p>08:00:32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20H00M32S" calcext:value-type="time">
            <text:p>08:00:32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20H00M33S" calcext:value-type="time">
            <text:p>08:00:33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20H00M33S" calcext:value-type="time">
            <text:p>08:00:33 P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20H00M35S" calcext:value-type="time">
            <text:p>08:00:35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20H00M35S" calcext:value-type="time">
            <text:p>08:00:35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20H00M36S" calcext:value-type="time">
            <text:p>08:00:36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20H00M36S" calcext:value-type="time">
            <text:p>08:00:36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20H00M37S" calcext:value-type="time">
            <text:p>08:00:37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20H00M37S" calcext:value-type="time">
            <text:p>08:00:37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20H00M38S" calcext:value-type="time">
            <text:p>08:00:38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20H00M38S" calcext:value-type="time">
            <text:p>08:00:38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-2.2" calcext:value-type="float">
            <text:p>-2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20H00M39S" calcext:value-type="time">
            <text:p>08:00:39 P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20H00M39S" calcext:value-type="time">
            <text:p>08:00:39 P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-2.2" calcext:value-type="float">
            <text:p>-2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20H00M40S" calcext:value-type="time">
            <text:p>08:00:40 P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20H00M40S" calcext:value-type="time">
            <text:p>08:00:40 P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20H00M41S" calcext:value-type="time">
            <text:p>08:00:41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20H00M41S" calcext:value-type="time">
            <text:p>08:00:41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20H00M42S" calcext:value-type="time">
            <text:p>08:00:42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20H00M42S" calcext:value-type="time">
            <text:p>08:00:42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20H00M43S" calcext:value-type="time">
            <text:p>08:00:43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20H00M43S" calcext:value-type="time">
            <text:p>08:00:43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20H00M44S" calcext:value-type="time">
            <text:p>08:00:44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20H00M44S" calcext:value-type="time">
            <text:p>08:00:44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20H00M45S" calcext:value-type="time">
            <text:p>08:00:45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20H00M45S" calcext:value-type="time">
            <text:p>08:00:45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20H00M46S" calcext:value-type="time">
            <text:p>08:00:46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20H00M46S" calcext:value-type="time">
            <text:p>08:00:46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20H00M47S" calcext:value-type="time">
            <text:p>08:00:47 PM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20H00M47S" calcext:value-type="time">
            <text:p>08:00:47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20H00M48S" calcext:value-type="time">
            <text:p>08:00:48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20H00M48S" calcext:value-type="time">
            <text:p>08:00:48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20H00M49S" calcext:value-type="time">
            <text:p>08:00:49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20H00M49S" calcext:value-type="time">
            <text:p>08:00:49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20H00M50S" calcext:value-type="time">
            <text:p>08:00:50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20H00M50S" calcext:value-type="time">
            <text:p>08:00:50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20H00M51S" calcext:value-type="time">
            <text:p>08:00:51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20H00M52S" calcext:value-type="time">
            <text:p>08:00:52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20H00M52S" calcext:value-type="time">
            <text:p>08:00:52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20H00M53S" calcext:value-type="time">
            <text:p>08:00:53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20H00M53S" calcext:value-type="time">
            <text:p>08:00:53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20H00M54S" calcext:value-type="time">
            <text:p>08:00:54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20H00M54S" calcext:value-type="time">
            <text:p>08:00:54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20H00M55S" calcext:value-type="time">
            <text:p>08:00:55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20H00M55S" calcext:value-type="time">
            <text:p>08:00:55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20H00M56S" calcext:value-type="time">
            <text:p>08:00:56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20H00M56S" calcext:value-type="time">
            <text:p>08:00:56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20H00M57S" calcext:value-type="time">
            <text:p>08:00:57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20H00M57S" calcext:value-type="time">
            <text:p>08:00:57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20H00M58S" calcext:value-type="time">
            <text:p>08:00:58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20H00M59S" calcext:value-type="time">
            <text:p>08:00:59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20H00M59S" calcext:value-type="time">
            <text:p>08:00:59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20H01M00S" calcext:value-type="time">
            <text:p>08:01:00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20H01M00S" calcext:value-type="time">
            <text:p>08:01:00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20H01M01S" calcext:value-type="time">
            <text:p>08:01:01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20H01M01S" calcext:value-type="time">
            <text:p>08:01:01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20H01M02S" calcext:value-type="time">
            <text:p>08:01:02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20H01M02S" calcext:value-type="time">
            <text:p>08:01:02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20H01M03S" calcext:value-type="time">
            <text:p>08:01:03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20H01M03S" calcext:value-type="time">
            <text:p>08:01:03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20H01M04S" calcext:value-type="time">
            <text:p>08:01:04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20H01M04S" calcext:value-type="time">
            <text:p>08:01:04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20H01M05S" calcext:value-type="time">
            <text:p>08:01:05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20H01M05S" calcext:value-type="time">
            <text:p>08:01:05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20H01M06S" calcext:value-type="time">
            <text:p>08:01:06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20H01M06S" calcext:value-type="time">
            <text:p>08:01:06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20H01M07S" calcext:value-type="time">
            <text:p>08:01:07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20H01M08S" calcext:value-type="time">
            <text:p>08:01:08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20H01M08S" calcext:value-type="time">
            <text:p>08:01:08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20H01M09S" calcext:value-type="time">
            <text:p>08:01:09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20H01M09S" calcext:value-type="time">
            <text:p>08:01:09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20H01M10S" calcext:value-type="time">
            <text:p>08:01:10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20H01M11S" calcext:value-type="time">
            <text:p>08:01:11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20H01M11S" calcext:value-type="time">
            <text:p>08:01:11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20H01M12S" calcext:value-type="time">
            <text:p>08:01:12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20H01M12S" calcext:value-type="time">
            <text:p>08:01:12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20H01M13S" calcext:value-type="time">
            <text:p>08:01:13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20H01M13S" calcext:value-type="time">
            <text:p>08:01:13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-2.2" calcext:value-type="float">
            <text:p>-2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20H01M14S" calcext:value-type="time">
            <text:p>08:01:14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20H01M14S" calcext:value-type="time">
            <text:p>08:01:14 P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-2.2" calcext:value-type="float">
            <text:p>-2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20H01M15S" calcext:value-type="time">
            <text:p>08:01:15 P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-2.2" calcext:value-type="float">
            <text:p>-2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20H01M15S" calcext:value-type="time">
            <text:p>08:01:15 P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20H01M16S" calcext:value-type="time">
            <text:p>08:01:16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20H01M16S" calcext:value-type="time">
            <text:p>08:01:16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20H01M17S" calcext:value-type="time">
            <text:p>08:01:17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20H01M17S" calcext:value-type="time">
            <text:p>08:01:17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20H01M18S" calcext:value-type="time">
            <text:p>08:01:18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20H01M18S" calcext:value-type="time">
            <text:p>08:01:18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20H01M19S" calcext:value-type="time">
            <text:p>08:01:19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20H01M19S" calcext:value-type="time">
            <text:p>08:01:19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20H01M20S" calcext:value-type="time">
            <text:p>08:01:20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20H01M20S" calcext:value-type="time">
            <text:p>08:01:20 P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20H01M21S" calcext:value-type="time">
            <text:p>08:01:21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20H01M21S" calcext:value-type="time">
            <text:p>08:01:21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20H01M22S" calcext:value-type="time">
            <text:p>08:01:22 P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20H01M23S" calcext:value-type="time">
            <text:p>08:01:23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20H01M23S" calcext:value-type="time">
            <text:p>08:01:23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20H01M24S" calcext:value-type="time">
            <text:p>08:01:24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20H01M24S" calcext:value-type="time">
            <text:p>08:01:24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20H01M25S" calcext:value-type="time">
            <text:p>08:01:25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20H01M25S" calcext:value-type="time">
            <text:p>08:01:25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20H01M26S" calcext:value-type="time">
            <text:p>08:01:26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20H01M26S" calcext:value-type="time">
            <text:p>08:01:26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20H01M27S" calcext:value-type="time">
            <text:p>08:01:27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20H01M27S" calcext:value-type="time">
            <text:p>08:01:27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20H01M28S" calcext:value-type="time">
            <text:p>08:01:28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20H01M28S" calcext:value-type="time">
            <text:p>08:01:28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20H01M29S" calcext:value-type="time">
            <text:p>08:01:29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20H01M29S" calcext:value-type="time">
            <text:p>08:01:29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20H01M30S" calcext:value-type="time">
            <text:p>08:01:30 P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20H01M30S" calcext:value-type="time">
            <text:p>08:01:30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20H01M31S" calcext:value-type="time">
            <text:p>08:01:31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20H01M31S" calcext:value-type="time">
            <text:p>08:01:31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20H01M32S" calcext:value-type="time">
            <text:p>08:01:32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-2.2" calcext:value-type="float">
            <text:p>-2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20H01M32S" calcext:value-type="time">
            <text:p>08:01:32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20H01M33S" calcext:value-type="time">
            <text:p>08:01:33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20H01M33S" calcext:value-type="time">
            <text:p>08:01:33 P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-2.2" calcext:value-type="float">
            <text:p>-2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20H01M34S" calcext:value-type="time">
            <text:p>08:01:34 P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-2.2" calcext:value-type="float">
            <text:p>-2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20H01M35S" calcext:value-type="time">
            <text:p>08:01:35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20H01M35S" calcext:value-type="time">
            <text:p>08:01:35 P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20H01M36S" calcext:value-type="time">
            <text:p>08:01:36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20H01M36S" calcext:value-type="time">
            <text:p>08:01:36 P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20H01M37S" calcext:value-type="time">
            <text:p>08:01:37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20H01M37S" calcext:value-type="time">
            <text:p>08:01:37 P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20H01M38S" calcext:value-type="time">
            <text:p>08:01:38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time" office:time-value="PT20H01M38S" calcext:value-type="time">
            <text:p>08:01:38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time" office:time-value="PT20H01M39S" calcext:value-type="time">
            <text:p>08:01:39 P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5T17:16:58.653889528</meta:creation-date>
    <dc:date>2018-12-25T17:22:13.965164725</dc:date>
    <meta:editing-duration>PT5M17S</meta:editing-duration>
    <meta:editing-cycles>3</meta:editing-cycles>
    <meta:generator>LibreOffice/5.1.6.2$Linux_X86_64 LibreOffice_project/10m0$Build-2</meta:generator>
    <meta:document-statistic meta:table-count="1" meta:cell-count="4543" meta:object-count="0"/>
  </office:meta>
</office:document-meta>
</file>